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fo:language="zxx" fo:country="none" officeooo:paragraph-rsid="001e2abc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zxx" fo:country="none" officeooo:paragraph-rsid="001e2abc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zxx" fo:country="none" officeooo:rsid="00084b8a" officeooo:paragraph-rsid="001e2abc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fo:language="zxx" fo:country="none" officeooo:rsid="001e2abc" officeooo:paragraph-rsid="001e2abc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zxx" fo:country="none" officeooo:rsid="001e2abc" officeooo:paragraph-rsid="001e2abc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zxx" fo:country="none" officeooo:rsid="000c1afa" officeooo:paragraph-rsid="001e2abc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officeooo:paragraph-rsid="001e2abc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2pt" fo:language="zxx" fo:country="none" officeooo:paragraph-rsid="001e2abc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 style:writing-mode="lr-tb"/>
      <style:text-properties style:font-name="Times New Roman" fo:font-size="12pt" fo:language="zxx" fo:country="none" officeooo:paragraph-rsid="001e2abc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fo:font-weight="bold" officeooo:paragraph-rsid="001e2abc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language="zxx" fo:country="none" officeooo:paragraph-rsid="001e2abc" style:language-asian="zxx" style:country-asian="none" style:language-complex="zxx" style:country-complex="none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zxx" fo:country="none" officeooo:paragraph-rsid="001e2abc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2pt"/>
    </style:style>
    <style:style style:name="T3" style:family="text">
      <style:text-properties style:font-name="Times New Roman" fo:font-size="18pt" fo:font-weight="bold" officeooo:rsid="001e2abc" style:font-name-asian="Times New Roman1" style:font-size-asian="18pt" style:font-weight-asian="bold" style:font-name-complex="Times New Roman1" style:font-size-complex="12pt"/>
    </style:style>
    <style:style style:name="T4" style:family="text">
      <style:text-properties style:font-name="Times New Roman" fo:font-size="18pt" fo:language="ru" fo:country="RU" fo:font-weight="bold" officeooo:rsid="000e5b09" style:font-name-asian="Times New Roman1" style:font-size-asian="18pt" style:font-weight-asian="bold" style:font-name-complex="Times New Roman1" style:font-size-complex="12pt"/>
    </style:style>
    <style:style style:name="T5" style:family="text">
      <style:text-properties style:font-name="Times New Roman" fo:font-size="18pt" fo:language="ru" fo:country="RU" fo:font-weight="bold" officeooo:rsid="001e2abc" style:font-name-asian="Times New Roman1" style:font-size-asian="18pt" style:font-weight-asian="bold" style:font-name-complex="Times New Roman1" style:font-size-complex="12pt"/>
    </style:style>
    <style:style style:name="T6" style:family="text">
      <style:text-properties style:font-name="Times New Roman" fo:font-size="14pt" fo:language="zxx" fo:country="none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T7" style:family="text">
      <style:text-properties style:font-name="Times New Roman" fo:font-size="14pt" fo:language="ru" fo:country="RU" officeooo:rsid="00084b8a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2pt"/>
    </style:style>
    <style:style style:name="T9" style:family="text">
      <style:text-properties style:font-name="Times New Roman" fo:font-size="14pt" officeooo:rsid="00084b8a" style:font-name-asian="Times New Roman1" style:font-size-asian="14pt" style:font-name-complex="Times New Roman1" style:font-size-complex="12pt"/>
    </style:style>
    <style:style style:name="T10" style:family="text">
      <style:text-properties style:font-name="Times New Roman" fo:font-size="12pt" fo:language="ru" fo:country="RU" officeooo:rsid="0013f950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T11" style:family="text">
      <style:text-properties style:font-name="Times New Roman" fo:font-size="12pt" officeooo:rsid="0013f950" style:font-name-asian="Times New Roman1" style:font-size-asian="12pt" style:font-name-complex="Times New Roman1" style:font-size-complex="12pt"/>
    </style:style>
    <style:style style:name="T12" style:family="text">
      <style:text-properties officeooo:rsid="00084b8a"/>
    </style:style>
    <style:style style:name="T13" style:family="text">
      <style:text-properties officeooo:rsid="000a445a"/>
    </style:style>
    <style:style style:name="T14" style:family="text">
      <style:text-properties officeooo:rsid="001a3813"/>
    </style:style>
    <style:style style:name="T15" style:family="text">
      <style:text-properties officeooo:rsid="0007e4b9"/>
    </style:style>
    <style:style style:name="T16" style:family="text">
      <style:text-properties officeooo:rsid="001e2abc"/>
    </style:style>
    <style:style style:name="T17" style:family="text">
      <style:text-properties fo:language="ru" fo:country="RU" officeooo:rsid="001e2abc"/>
    </style:style>
    <style:style style:name="T1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НАУКИ И ВЫСШЕГО ОБРАЗОВАНИЯ <text:line-break/>РОССИЙСКОЙ ФЕДЕРАЦИИ</text:p>
      <text:p text:style-name="P7"/>
      <text:p text:style-name="P7">ФЕДЕРАЛЬНОЕ ГОСУДАРСТВЕННОЕ БЮДЖЕТНОЕ ОБРАЗОВАТЕЛЬНОЕ УЧРЕЖДЕНИЕ ВЫСШЕГО ОБРАЗОВАНИЯ</text:p>
      <text:p text:style-name="P10"/>
      <text:p text:style-name="P10">«БЕЛГОРОДСКИЙ ГОСУДАРСТВЕННЫЙ </text:p>
      <text:p text:style-name="P10">ТЕХНОЛОГИЧЕСКИЙ УНИВЕРСИТЕТ им. В. Г. ШУХОВА»</text:p>
      <text:p text:style-name="P10">(БГТУ им. В.Г. Шухова)</text:p>
      <text:p text:style-name="P10"/>
      <text:p text:style-name="P7">Кафедра программного обеспечения вычислительной техники и автоматизированных систем</text:p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11"><text:span text:style-name="T2">Лабораторная работа №</text:span><text:span text:style-name="T3">3</text:span></text:p>
      <text:p text:style-name="P12"><text:span text:style-name="T8">по дисциплине: </text:span><text:span text:style-name="T9">Математическая логика и теория алгоритмов</text:span></text:p>
      <text:p text:style-name="P11"><text:span text:style-name="T11">Тема: </text:span>«Формальные теории» 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9"/>
      <text:p text:style-name="P9"/>
      <text:p text:style-name="P2">Выполнил: ст. группы ПВ-211</text:p>
      <text:p text:style-name="P2">Чувилко Илья <text:span text:style-name="T16">Романович</text:span></text:p>
      <text:p text:style-name="P2"/>
      <text:p text:style-name="P2">Проверили: </text:p>
      <text:p text:style-name="P3">Куценко <text:span text:style-name="T13">Д</text:span><text:span text:style-name="T14">митрий </text:span><text:span text:style-name="T16">Александрович</text:span></text:p>
      <text:p text:style-name="P7"/>
      <text:p text:style-name="P7"/>
      <text:p text:style-name="P7"/>
      <text:p text:style-name="P8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>Белгород 202<text:span text:style-name="T15">2</text:span> г.</text:p>
      <text:p text:style-name="P1"/>
      <text:p text:style-name="P4"><text:soft-page-break/><text:span text:style-name="T1">Вариант 23</text:span></text:p>
      <text:p text:style-name="P6"><text:span text:style-name="T1">Цель работы: </text:span><text:span text:style-name="T18">изучить формальные теории. Разработать программу, реализующую метод резолюций для логики высказываний. </text:span></text:p>
      <text:p text:style-name="P5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9T02:26:54.122000000</dc:date>
    <meta:editing-duration>PT10H13M42S</meta:editing-duration>
    <meta:editing-cycles>1</meta:editing-cycles>
    <meta:document-statistic meta:table-count="0" meta:image-count="0" meta:object-count="0" meta:page-count="2" meta:paragraph-count="16" meta:word-count="76" meta:character-count="661" meta:non-whitespace-character-count="596"/>
    <meta:generator>LibreOffice/7.4.3.2$Windows_X86_64 LibreOffice_project/1048a8393ae2eeec98dff31b5c133c5f1d08b890</meta:generator>
  </office:meta>
</office:document-meta>
</file>